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802a" officeooo:paragraph-rsid="0012802a"/>
    </style:style>
    <style:style style:name="P2" style:family="paragraph" style:parent-style-name="Standard">
      <style:text-properties officeooo:rsid="0013c27c" officeooo:paragraph-rsid="0013c27c"/>
    </style:style>
    <style:style style:name="P3" style:family="paragraph" style:parent-style-name="Standard">
      <style:text-properties officeooo:rsid="0015b2bc" officeooo:paragraph-rsid="0015b2bc"/>
    </style:style>
    <style:style style:name="P4" style:family="paragraph" style:parent-style-name="Standard">
      <style:text-properties officeooo:rsid="0015b2bc" officeooo:paragraph-rsid="001768b9"/>
    </style:style>
    <style:style style:name="P5" style:family="paragraph" style:parent-style-name="Standard">
      <style:text-properties officeooo:rsid="0015b2bc" officeooo:paragraph-rsid="0018d78b"/>
    </style:style>
    <style:style style:name="P6" style:family="paragraph" style:parent-style-name="Standard">
      <style:text-properties officeooo:rsid="001768b9" officeooo:paragraph-rsid="001768b9"/>
    </style:style>
    <style:style style:name="P7" style:family="paragraph" style:parent-style-name="Standard">
      <style:text-properties officeooo:rsid="0018d78b" officeooo:paragraph-rsid="0018d78b"/>
    </style:style>
    <style:style style:name="P8" style:family="paragraph" style:parent-style-name="Standard">
      <style:text-properties officeooo:rsid="001a1e4c" officeooo:paragraph-rsid="001a1e4c"/>
    </style:style>
    <style:style style:name="P9" style:family="paragraph" style:parent-style-name="Standard">
      <style:text-properties officeooo:rsid="001bedbf" officeooo:paragraph-rsid="001bedbf"/>
    </style:style>
    <style:style style:name="P10" style:family="paragraph" style:parent-style-name="Standard">
      <style:text-properties officeooo:rsid="001c3e29" officeooo:paragraph-rsid="001c3e29"/>
    </style:style>
    <style:style style:name="T1" style:family="text">
      <style:text-properties officeooo:rsid="0013c27c"/>
    </style:style>
    <style:style style:name="T2" style:family="text">
      <style:text-properties officeooo:rsid="0015b2bc"/>
    </style:style>
    <style:style style:name="T3" style:family="text">
      <style:text-properties officeooo:rsid="001768b9"/>
    </style:style>
    <style:style style:name="T4" style:family="text">
      <style:text-properties officeooo:rsid="0018d78b"/>
    </style:style>
    <style:style style:name="T5" style:family="text">
      <style:text-properties officeooo:rsid="001a1e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</text:span>s //veo las carpetas de adentro</text:p>
      <text:p text:style-name="P1"/>
      <text:p text:style-name="P1">cd <text:s text:c="2"/>//vuelvo a una carpeta</text:p>
      <text:p text:style-name="P1"/>
      <text:p text:style-name="P1">mkdir //creo carpeta</text:p>
      <text:p text:style-name="P1"/>
      <text:p text:style-name="P1">man //veo manual</text:p>
      <text:p text:style-name="P1"/>
      <text:p text:style-name="P1">pwd //veo donde estoy</text:p>
      <text:p text:style-name="P1">rm -r //borro carpeta</text:p>
      <text:p text:style-name="P1"/>
      <text:p text:style-name="P1">mkdir -p cinco/{dosbis,/dos/tres,/dos/tresbis} //crea lass carpetas cinco y lo deamas adentro</text:p>
      <text:p text:style-name="P1"/>
      <text:p text:style-name="P1">mkdir -p a/{b,c},x <text:s text:c="5"/>//crea la carpeta a y adentro b y x. Dentro de estas creo x en cada una</text:p>
      <text:p text:style-name="P1"/>
      <text:p text:style-name="P2">ls -R // lista todo </text:p>
      <text:p text:style-name="P2"/>
      <text:p text:style-name="P2">ls -l // muestra atributos</text:p>
      <text:p text:style-name="P2"/>
      <text:p text:style-name="P2">ls -l -h // peso de carpetas</text:p>
      <text:p text:style-name="P2">gedit // <text:span text:style-name="T2">edita o rea</text:span> archivo de text</text:p>
      <text:p text:style-name="P3">cat // lee el archivo</text:p>
      <text:p text:style-name="P3">touch// crea archivo </text:p>
      <text:p text:style-name="P3"/>
      <text:p text:style-name="P3"/>
      <text:p text:style-name="P2"/>
      <text:p text:style-name="P3">ls -l -h -t // ordena por fecha de modificacion</text:p>
      <text:p text:style-name="P3"/>
      <text:p text:style-name="P3">more miarchivo // lee el archivo</text:p>
      <text:p text:style-name="P3"/>
      <text:p text:style-name="P3">echo “hola mundo” // muestra hola mundo</text:p>
      <text:p text:style-name="P3">echo “hola mundo” &gt; saludar// crea carpeta saludar y mete adentro hola mundo</text:p>
      <text:p text:style-name="P4">echo “hola mundo” &gt;<text:span text:style-name="T3">&gt;</text:span> saludar// crea carpeta saludar y mete adentro hola mundo <text:span text:style-name="T3">sin sobreescribir lo anterior</text:span></text:p>
      <text:p text:style-name="P4"/>
      <text:p text:style-name="P6">history // muestra historial</text:p>
      <text:p text:style-name="P6"/>
      <text:p text:style-name="P6">echo $HISTFILE // muestra la carpeta donde esta el historial</text:p>
      <text:p text:style-name="P6"/>
      <text:p text:style-name="P7">echo "echo\" hola mundo\";"&gt;saludar // idem</text:p>
      <text:p text:style-name="P7"/>
      <text:p text:style-name="P7"/>
      <text:p text:style-name="P4"/>
      <text:p text:style-name="P5">_ <text:s text:c="4"/>_ _ _ <text:s text:c="8"/>_ _ _ <text:s text:c="5"/>_ _ _</text:p>
      <text:p text:style-name="P5"><text:span text:style-name="T4"><text:s text:c="7"/>propiet <text:s text:c="5"/>grupo <text:s text:c="3"/>otros</text:span></text:p>
      <text:p text:style-name="P5"/>
      <text:p text:style-name="P7"><text:s/>chmod +x saludar // cambio el formato para que pueda ser rwxr</text:p>
      <text:p text:style-name="P7"/>
      <text:p text:style-name="P7">./<text:span text:style-name="T5">saludar <text:s text:c="2"/>// ejecuto saludar</text:span></text:p>
      <text:p text:style-name="P7"/>
      <text:p text:style-name="P8">./dos/tresbis/saludar // ejecuto saludar desde carpeta uno</text:p>
      <text:p text:style-name="P8"/>
      <text:p text:style-name="P8"><text:soft-page-break/></text:p>
      <text:p text:style-name="P8"/>
      <text:p text:style-name="P8"/>
      <text:p text:style-name="P9">lumno@LAB00PC00:~/uno/dos/tresbis$ export PATH=$PWD:$PATH</text:p>
      <text:p text:style-name="P9">alumno@LAB00PC00:~/uno/dos/tresbis$ echo $PATH</text:p>
      <text:p text:style-name="P9">/home/alumno/uno/dos/tresbis:/usr/local/bin:/usr/bin:/bin:/usr/local/games:/usr/games:/home/alumno/bin:/usr/local/java/jdk1.8.0_111/bin</text:p>
      <text:p text:style-name="P9">alumno@LAB00PC00:~/uno/dos/tresbis$ </text:p>
      <text:p text:style-name="P9"/>
      <text:p text:style-name="P9"/>
      <text:p text:style-name="P10">cp prog ../a/b/x <text:s text:c="6"/>//copio prog a x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 </meta:initial-creator>
    <meta:creation-date>2017-04-28T09:52:23.608672901</meta:creation-date>
    <dc:date>2017-04-28T12:24:41.989920998</dc:date>
    <dc:creator>alumno </dc:creator>
    <meta:editing-duration>PT15M5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2" meta:word-count="213" meta:character-count="1442" meta:non-whitespace-character-count="1210"/>
  </office:meta>
</office:document-meta>
</file>